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TextExtractor.extractText( InputStream stream , String type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lainTextExtractor.Plain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